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1.85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7866in"/>
    </style:style>
    <style:style style:name="co6" style:family="table-column">
      <style:table-column-properties fo:break-before="auto" style:column-width="1.5402in"/>
    </style:style>
    <style:style style:name="co7" style:family="table-column">
      <style:table-column-properties fo:break-before="auto" style:column-width="0.5445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217in"/>
    </style:style>
    <style:style style:name="co11" style:family="table-column">
      <style:table-column-properties fo:break-before="auto" style:column-width="0.9327in"/>
    </style:style>
    <style:style style:name="co12" style:family="table-column">
      <style:table-column-properties fo:break-before="auto" style:column-width="1.07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1.9016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0.9319in"/>
    </style:style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21" style:family="table-column">
      <style:table-column-properties fo:break-before="auto" style:column-width="1.6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04" table:default-cell-style-name="Default"/>
        <table:table-row table:style-name="ro1">
          <table:table-cell table:style-name="ce1" table:number-columns-repeated="8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tal Open</text:p>
          </table:table-cell>
          <table:table-cell table:number-columns-repeated="3"/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Defects</text:p>
          </table:table-cell>
          <table:table-cell table:style-name="ce1" office:value-type="string" calcext:value-type="string">
            <text:p>Closed Defects</text:p>
          </table:table-cell>
          <table:table-cell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Ship Issue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Nomal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redicted Open</text:p>
          </table:table-cell>
          <table:table-cell table:style-name="ce1" table:number-columns-repeated="1002"/>
        </table:table-row>
        <table:table-row table:style-name="ro1">
          <table:table-cell/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08</text:p>
          </table:table-cell>
          <table:table-cell table:number-columns-repeated="16"/>
          <table:table-cell office:value-type="float" office:value="20" calcext:value-type="float">
            <text:p>2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2/15</text:p>
          </table:table-cell>
          <table:table-cell table:number-columns-repeated="16"/>
          <table:table-cell office:value-type="float" office:value="18" calcext:value-type="float">
            <text:p>18</text:p>
          </table:table-cell>
          <table:table-cell table:number-columns-repeated="1002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pen (Blocked/Ship Issue)</text:p>
          </table:table-cell>
          <table:table-cell table:style-name="ce1" office:value-type="string" calcext:value-type="string">
            <text:p>Open (Other)</text:p>
          </table:table-cell>
          <table:table-cell table:style-name="ce1" office:value-type="string" calcext:value-type="string">
            <text:p>Need Info</text:p>
          </table:table-cell>
          <table:table-cell table:style-name="ce1" office:value-type="string" calcext:value-type="string">
            <text:p>Assigned / ReOpened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Rejected / Closed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1/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/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40" calcext:value-type="float">
            <text:p>34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2/0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360" calcext:value-type="float">
            <text:p>36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1002"/>
        </table:table-row>
        <table:table-row table:style-name="ro1" table:number-rows-repeated="4">
          <table:table-cell table:number-columns-repeated="1021"/>
        </table:table-row>
        <table:table-row table:style-name="ro1">
          <table:table-cell>
            <draw:frame table:end-cell-address="'Raw-Data'.H73" table:end-x="0.1634in" table:end-y="0.028in" draw:z-index="2" draw:style-name="gr1" draw:text-style-name="P1" svg:width="6.9717in" svg:height="5.0362in" svg:x="0.2055in" svg:y="0.072in">
              <draw:object draw:notify-on-update-of-ranges="'Raw-Data'.B8:'Raw-Data'.B16 'Raw-Data'.R2:'Raw-Data'.R2 'Raw-Data'.R8:'Raw-Data'.R16 'Raw-Data'.Q2:'Raw-Data'.Q2 'Raw-Data'.Q8:'Raw-Data'.Q16 'Raw-Data'.P2:'Raw-Data'.P2 'Raw-Data'.P8:'Raw-Data'.P16 'Raw-Data'.O2:'Raw-Data'.O2 'Raw-Data'.O8:'Raw-Data'.O16 'Raw-Data'.N2:'Raw-Data'.N2 'Raw-Data'.N8:'Raw-Data'.N16 'Raw-Data'.S2:'Raw-Data'.S2 'Raw-Data'.S8:'Raw-Data'.S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Raw-Data'.Q62" table:end-x="0.1374in" table:end-y="0.1642in" draw:z-index="1" draw:style-name="gr1" draw:text-style-name="P1" svg:width="8.4866in" svg:height="3.3331in" svg:x="0.4138in" svg:y="0.024in">
              <draw:object draw:notify-on-update-of-ranges="'Raw-Data'.A8:'Raw-Data'.B14 'Raw-Data'.K2:'Raw-Data'.K2 'Raw-Data'.K8:'Raw-Data'.K14 'Raw-Data'.L2:'Raw-Data'.L2 'Raw-Data'.L8:'Raw-Data'.L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1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86" table:end-x="0.1634in" table:end-y="0.0335in" draw:z-index="0" draw:style-name="gr1" draw:text-style-name="P1" svg:width="8.3106in" svg:height="3.6681in" svg:x="0.6157in" svg:y="0.0598in">
              <draw:object draw:notify-on-update-of-ranges="'Raw-Data'.B8:'Raw-Data'.B14 'Raw-Data'.C2:'Raw-Data'.C2 'Raw-Data'.C8:'Raw-Data'.C14 'Raw-Data'.D2:'Raw-Data'.D2 'Raw-Data'.D8:'Raw-Data'.D14 'Raw-Data'.F2:'Raw-Data'.F2 'Raw-Data'.F8:'Raw-Data'.F14 'Raw-Data'.G2:'Raw-Data'.G2 'Raw-Data'.G8:'Raw-Data'.G14 'Raw-Data'.H2:'Raw-Data'.H2 'Raw-Data'.H8:'Raw-Data'.H14 'Raw-Data'.I2:'Raw-Data'.I2 'Raw-Data'.I8:'Raw-Data'.I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7" table:default-cell-style-name="Default"/>
        <table:table-column table:style-name="co18" table:number-columns-repeated="1023" table:default-cell-style-name="Default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Current</text:p>
          </table:table-cell>
          <table:table-cell table:style-name="ce3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Apri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Resolu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31in" svg:height="5.1705in" svg:x="0.0909in" svg:y="0.1374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0000-00-00T00:00:02.768058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2-01T15:03:01.535556143</dc:date>
    <meta:editing-duration>P7DT13H45S</meta:editing-duration>
    <meta:editing-cycles>254</meta:editing-cycles>
    <meta:generator>LibreOffice/4.1.3.2$Linux_X86_64 LibreOffice_project/410$Build-2</meta:generator>
    <dc:creator>twu </dc:creator>
    <meta:document-statistic meta:table-count="3" meta:cell-count="61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cm" svg:height="9.318cm" xlink:href=".." xlink:type="simple" chart:class="chart:bar" chart:style-name="ch1">
        <chart:title svg:x="9.44cm" svg:y="0.322cm" chart:style-name="ch2">
          <text:p>All Defects</text:p>
        </chart:title>
        <chart:legend chart:legend-position="end" svg:x="17.042cm" svg:y="3.352cm" style:legend-expansion="high" chart:style-name="ch3"/>
        <chart:plot-area chart:style-name="ch4" table:cell-range-address="'Raw-Data'.B8:'Raw-Data'.D14 'Raw-Data'.C2:'Raw-Data'.D2 'Raw-Data'.F2:'Raw-Data'.I2 'Raw-Data'.F8:'Raw-Data'.I14" chart:data-source-has-labels="both" svg:x="0.872cm" svg:y="1.659cm" svg:width="15.326cm" svg:height="7.053cm">
          <chartooo:coordinate-region svg:x="1.679cm" svg:y="1.858cm" svg:width="14.519cm" svg:height="6.207cm"/>
          <chart:axis chart:dimension="x" chart:name="primary-x" chart:style-name="ch5" chartooo:axis-type="auto">
            <chartooo:date-scale/>
            <chart:categories table:cell-range-address="'Raw-Data'.B8:'Raw-Data'.B14"/>
          </chart:axis>
          <chart:axis chart:dimension="y" chart:name="primary-y" chart:style-name="ch6"/>
          <chart:series chart:style-name="ch7" chart:values-cell-range-address="'Raw-Data'.C8:'Raw-Data'.C14" chart:label-cell-address="'Raw-Data'.C2:'Raw-Data'.C2" chart:class="chart:bar">
            <chart:data-point chart:repeated="7"/>
          </chart:series>
          <chart:series chart:style-name="ch8" chart:values-cell-range-address="'Raw-Data'.D8:'Raw-Data'.D14" chart:label-cell-address="'Raw-Data'.D2:'Raw-Data'.D2" chart:class="chart:bar">
            <chart:data-point chart:repeated="7"/>
          </chart:series>
          <chart:series chart:style-name="ch9" chart:values-cell-range-address="'Raw-Data'.F8:'Raw-Data'.F14" chart:label-cell-address="'Raw-Data'.F2:'Raw-Data'.F2" chart:class="chart:bar">
            <chart:data-point chart:repeated="7"/>
          </chart:series>
          <chart:series chart:style-name="ch10" chart:values-cell-range-address="'Raw-Data'.G8:'Raw-Data'.G14" chart:label-cell-address="'Raw-Data'.G2:'Raw-Data'.G2" chart:class="chart:bar">
            <chart:data-point chart:repeated="7"/>
          </chart:series>
          <chart:series chart:style-name="ch11" chart:values-cell-range-address="'Raw-Data'.H8:'Raw-Data'.H14" chart:label-cell-address="'Raw-Data'.H2:'Raw-Data'.H2" chart:class="chart:bar">
            <chart:data-point chart:repeated="7"/>
          </chart:series>
          <chart:series chart:style-name="ch12" chart:values-cell-range-address="'Raw-Data'.I8:'Raw-Data'.I14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draw:g>
                  <svg:desc>'Raw-Data'.B8:'Raw-Data'.B14</svg:desc>
                </draw:g>
              </table:table-cell>
              <table:table-cell office:value-type="float" office:value="0">
                <text:p>0</text:p>
                <draw:g>
                  <svg:desc>'Raw-Data'.C8:'Raw-Data'.C14</svg:desc>
                </draw:g>
              </table:table-cell>
              <table:table-cell office:value-type="float" office:value="8">
                <text:p>8</text:p>
                <draw:g>
                  <svg:desc>'Raw-Data'.D8:'Raw-Data'.D14</svg:desc>
                </draw:g>
              </table:table-cell>
              <table:table-cell office:value-type="float" office:value="41">
                <text:p>41</text:p>
                <draw:g>
                  <svg:desc>'Raw-Data'.F8:'Raw-Data'.F14</svg:desc>
                </draw:g>
              </table:table-cell>
              <table:table-cell office:value-type="float" office:value="8">
                <text:p>8</text:p>
                <draw:g>
                  <svg:desc>'Raw-Data'.G8:'Raw-Data'.G14</svg:desc>
                </draw:g>
              </table:table-cell>
              <table:table-cell office:value-type="float" office:value="243">
                <text:p>243</text:p>
                <draw:g>
                  <svg:desc>'Raw-Data'.H8:'Raw-Data'.H14</svg:desc>
                </draw:g>
              </table:table-cell>
              <table:table-cell office:value-type="float" office:value="308">
                <text:p>308</text:p>
                <draw:g>
                  <svg:desc>'Raw-Data'.I8:'Raw-Data'.I14</svg:desc>
                </draw:g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82">
                <text:p>282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467cm" xlink:href=".." xlink:type="simple" chart:class="chart:bar" chart:style-name="ch1">
        <chart:title svg:x="7.491cm" svg:y="0.011cm" chart:style-name="ch2">
          <text:p>New and Closed defects (weekly)</text:p>
        </chart:title>
        <chart:legend chart:legend-position="end" svg:x="18.047cm" svg:y="3.766cm" style:legend-expansion="high" chart:style-name="ch3"/>
        <chart:plot-area chart:style-name="ch4" table:cell-range-address="'Raw-Data'.A8:'Raw-Data'.B14 'Raw-Data'.K2:'Raw-Data'.L2 'Raw-Data'.K8:'Raw-Data'.L14" chart:data-source-has-labels="both" svg:x="1.144cm" svg:y="1.28cm" svg:width="16.208cm" svg:height="6.58cm">
          <chartooo:coordinate-region svg:x="1.765cm" svg:y="1.479cm" svg:width="15.587cm" svg:height="5.734cm"/>
          <chart:axis chart:dimension="x" chart:name="primary-x" chart:style-name="ch5" chartooo:axis-type="text">
            <chart:categories table:cell-range-address="'Raw-Data'.A8:'Raw-Data'.B14"/>
          </chart:axis>
          <chart:axis chart:dimension="y" chart:name="primary-y" chart:style-name="ch6"/>
          <chart:series chart:style-name="ch7" chart:values-cell-range-address="'Raw-Data'.K8:'Raw-Data'.K14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8:'Raw-Data'.L14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  <draw:g>
                  <svg:desc>'Raw-Data'.A8:'Raw-Data'.B14</svg:desc>
                </draw:g>
              </table:table-cell>
              <table:table-cell office:value-type="float" office:value="16">
                <text:p>16</text:p>
                <draw:g>
                  <svg:desc>'Raw-Data'.K8:'Raw-Data'.K14</svg:desc>
                </draw:g>
              </table:table-cell>
              <table:table-cell office:value-type="float" office:value="6">
                <text:p>6</text:p>
                <draw:g>
                  <svg:desc>'Raw-Data'.L8:'Raw-Data'.L14</svg:desc>
                </draw:g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  <text:list>
                  <text:list-item>
                    <text:p/>
                  </text:list-item>
                  <text:list-item>
                    <text:p>01/11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1/18</text:p>
                <text:list>
                  <text:list-item>
                    <text:p/>
                  </text:list-item>
                  <text:list-item>
                    <text:p>01/18</text:p>
                  </text:list-item>
                </text:list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1/25</text:p>
                <text:list>
                  <text:list-item>
                    <text:p/>
                  </text:list-item>
                  <text:list-item>
                    <text:p>01/25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  <text:list>
                  <text:list-item>
                    <text:p/>
                  </text:list-item>
                  <text:list-item>
                    <text:p>02/01</text:p>
                  </text:list-item>
                </text:list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4 3 2 1 0 5" chart:style-name="ch1">
        <chart:title svg:x="5.609cm" svg:y="0.556cm" chart:style-name="ch2">
          <text:p>Open Defect by Severity (weekly)</text:p>
        </chart:title>
        <chart:legend chart:legend-position="end" svg:x="13.639cm" svg:y="5.089cm" style:legend-expansion="high" chart:style-name="ch3"/>
        <chart:plot-area chart:style-name="ch4" table:cell-range-address="'Raw-Data'.B8:'Raw-Data'.B16 'Raw-Data'.N2:'Raw-Data'.S2 'Raw-Data'.N8:'Raw-Data'.S16" chart:data-source-has-labels="both" svg:x="0.804cm" svg:y="1.935cm" svg:width="12.127cm" svg:height="10.183cm">
          <chartooo:coordinate-region svg:x="1.425cm" svg:y="2.134cm" svg:width="11.506cm" svg:height="9.337cm"/>
          <chart:axis chart:dimension="x" chart:name="primary-x" chart:style-name="ch5" chartooo:axis-type="auto">
            <chartooo:date-scale/>
            <chart:categories table:cell-range-address="'Raw-Data'.B8:'Raw-Data'.B16"/>
          </chart:axis>
          <chart:axis chart:dimension="y" chart:name="primary-y" chart:style-name="ch6"/>
          <chart:series chart:style-name="ch7" chart:values-cell-range-address="'Raw-Data'.R8:'Raw-Data'.R16" chart:label-cell-address="'Raw-Data'.R2:'Raw-Data'.R2" chart:class="chart:bar">
            <chart:data-point chart:repeated="9"/>
          </chart:series>
          <chart:series chart:style-name="ch8" chart:values-cell-range-address="'Raw-Data'.Q8:'Raw-Data'.Q16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8:'Raw-Data'.P16" chart:label-cell-address="'Raw-Data'.P2:'Raw-Data'.P2" chart:class="chart:bar">
            <chart:data-point chart:repeated="9"/>
          </chart:series>
          <chart:series chart:style-name="ch11" chart:values-cell-range-address="'Raw-Data'.O8:'Raw-Data'.O16" chart:label-cell-address="'Raw-Data'.O2:'Raw-Data'.O2" chart:class="chart:bar">
            <chart:data-point chart:repeated="9"/>
          </chart:series>
          <chart:series chart:style-name="ch12" chart:values-cell-range-address="'Raw-Data'.N8:'Raw-Data'.N16" chart:label-cell-address="'Raw-Data'.N2:'Raw-Data'.N2" chart:class="chart:bar">
            <chart:data-point chart:repeated="9"/>
          </chart:series>
          <chart:series chart:style-name="ch13" chart:values-cell-range-address="'Raw-Data'.S8:'Raw-Data'.S16" chart:label-cell-address="'Raw-Data'.S2:'Raw-Data'.S2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Predicted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2/21</text:p>
                <draw:g>
                  <svg:desc>'Raw-Data'.B8:'Raw-Data'.B16</svg:desc>
                </draw:g>
              </table:table-cell>
              <table:table-cell office:value-type="float" office:value="6">
                <text:p>6</text:p>
                <draw:g>
                  <svg:desc>'Raw-Data'.R8:'Raw-Data'.R16</svg:desc>
                </draw:g>
              </table:table-cell>
              <table:table-cell office:value-type="float" office:value="35">
                <text:p>35</text:p>
                <draw:g>
                  <svg:desc>'Raw-Data'.Q8:'Raw-Data'.Q16</svg:desc>
                </draw:g>
              </table:table-cell>
              <table:table-cell office:value-type="float" office:value="19">
                <text:p>19</text:p>
                <draw:g>
                  <svg:desc>'Raw-Data'.P8:'Raw-Data'.P16</svg:desc>
                </draw:g>
              </table:table-cell>
              <table:table-cell office:value-type="float" office:value="3">
                <text:p>3</text:p>
                <draw:g>
                  <svg:desc>'Raw-Data'.O8:'Raw-Data'.O16</svg:desc>
                </draw:g>
              </table:table-cell>
              <table:table-cell office:value-type="float" office:value="1">
                <text:p>1</text:p>
                <draw:g>
                  <svg:desc>'Raw-Data'.N8:'Raw-Data'.N16</svg:desc>
                </draw:g>
              </table:table-cell>
              <table:table-cell office:value-type="float" office:value="56">
                <text:p>56</text:p>
                <draw:g>
                  <svg:desc>'Raw-Data'.S8:'Raw-Data'.S16</svg:desc>
                </draw:g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2/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